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+-</text:p>
          </table:table-cell>
          <table:table-cell office:value-type="string" calcext:value-type="string">
            <text:p>nb</text:p>
          </table:table-cell>
          <table:table-cell/>
          <table:table-cell office:value-type="string" calcext:value-type="string">
            <text:p>+-</text:p>
          </table:table-cell>
          <table:table-cell/>
          <table:table-cell office:value-type="string" calcext:value-type="string">
            <text:p>+-</text:p>
          </table:table-cell>
          <table:table-cell office:value-type="string" calcext:value-type="string">
            <text:p>nb</text:p>
          </table:table-cell>
          <table:table-cell/>
          <table:table-cell office:value-type="string" calcext:value-type="string">
            <text:p>+-</text:p>
          </table:table-cell>
          <table:table-cell/>
          <table:table-cell office:value-type="string" calcext:value-type="string">
            <text:p>+-</text:p>
          </table:table-cell>
          <table:table-cell office:value-type="string" calcext:value-type="string">
            <text:p>nb</text:p>
          </table:table-cell>
          <table:table-cell/>
          <table:table-cell office:value-type="string" calcext:value-type="string">
            <text:p>+-</text:p>
          </table:table-cell>
          <table:table-cell/>
          <table:table-cell office:value-type="string" calcext:value-type="string">
            <text:p>+-</text:p>
          </table:table-cell>
          <table:table-cell office:value-type="string" calcext:value-type="string">
            <text:p>nb</text:p>
          </table:table-cell>
          <table:table-cell/>
          <table:table-cell office:value-type="string" calcext:value-type="string">
            <text:p>+-</text:p>
          </table:table-cell>
          <table:table-cell/>
          <table:table-cell office:value-type="string" calcext:value-type="string">
            <text:p>+-</text:p>
          </table:table-cell>
          <table:table-cell office:value-type="string" calcext:value-type="string">
            <text:p>nb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</text:p>
          </table:table-cell>
          <table:table-cell table:formula="of:=IF([.B3]&gt;0.5;&quot;+&quot;;&quot;-&quot;)" office:value-type="string" office:string-value="-" calcext:value-type="string">
            <text:p>-</text:p>
          </table:table-cell>
          <table:table-cell table:formula="of:=INT([.C3]*10)+1"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  <table:table-cell table:formula="of:=IF([.E3]&lt;1/3;&quot;-&quot;;IF([.E3]&lt;2/3;&quot;+&quot;;&quot;\times&quot;))" office:value-type="string" office:string-value="+" calcext:value-type="string">
            <text:p>+</text:p>
          </table:table-cell>
          <table:table-cell office:value-type="string" calcext:value-type="string">
            <text:p>(</text:p>
          </table:table-cell>
          <table:table-cell table:formula="of:=IF([.G3]&gt;0.5;&quot;+&quot;;&quot;-&quot;)" office:value-type="string" office:string-value="+" calcext:value-type="string">
            <text:p>+</text:p>
          </table:table-cell>
          <table:table-cell table:formula="of:=INT([.H3]*10)+1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formula="of:=IF([.J3]&gt;0.5;&quot;+&quot;;&quot;-&quot;)" office:value-type="string" office:string-value="-" calcext:value-type="string">
            <text:p>-</text:p>
          </table:table-cell>
          <table:table-cell office:value-type="string" calcext:value-type="string">
            <text:p>(</text:p>
          </table:table-cell>
          <table:table-cell table:formula="of:=IF([.L3]&gt;0.5;&quot;+&quot;;&quot;-&quot;)" office:value-type="string" office:string-value="+" calcext:value-type="string">
            <text:p>+</text:p>
          </table:table-cell>
          <table:table-cell table:formula="of:=INT([.M3]*10)+1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formula="of:=IF([.O3]&gt;0.5;&quot;+&quot;;&quot;-&quot;)" office:value-type="string" office:string-value="-" calcext:value-type="string">
            <text:p>-</text:p>
          </table:table-cell>
          <table:table-cell office:value-type="string" calcext:value-type="string">
            <text:p>(</text:p>
          </table:table-cell>
          <table:table-cell table:formula="of:=IF([.Q3]&gt;0.5;&quot;+&quot;;&quot;-&quot;)" office:value-type="string" office:string-value="-" calcext:value-type="string">
            <text:p>-</text:p>
          </table:table-cell>
          <table:table-cell table:formula="of:=INT([.R3]*10)+1" office:value-type="float" office:value="7" calcext:value-type="float">
            <text:p>7</text:p>
          </table:table-cell>
          <table:table-cell office:value-type="string" calcext:value-type="string">
            <text:p>)</text:p>
          </table:table-cell>
          <table:table-cell table:formula="of:=IF([.T3]&gt;0.5;&quot;+&quot;;&quot;-&quot;)" office:value-type="string" office:string-value="-" calcext:value-type="string">
            <text:p>-</text:p>
          </table:table-cell>
          <table:table-cell office:value-type="string" calcext:value-type="string">
            <text:p>(</text:p>
          </table:table-cell>
          <table:table-cell table:formula="of:=IF([.V3]&gt;0.5;&quot;+&quot;;&quot;-&quot;)" office:value-type="string" office:string-value="-" calcext:value-type="string">
            <text:p>-</text:p>
          </table:table-cell>
          <table:table-cell table:formula="of:=INT([.W3]*10)+1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number-columns-repeated="1000"/>
        </table:table-row>
        <table:table-row table:style-name="ro1">
          <table:table-cell/>
          <table:table-cell table:formula="of:=RAND()" office:value-type="float" office:value="0.200098129344734" calcext:value-type="float">
            <text:p>0,200098129344734</text:p>
          </table:table-cell>
          <table:table-cell table:formula="of:=RAND()" office:value-type="float" office:value="0.129411752643604" calcext:value-type="float">
            <text:p>0,129411752643604</text:p>
          </table:table-cell>
          <table:table-cell/>
          <table:table-cell table:formula="of:=RAND()" office:value-type="float" office:value="0.593424062606904" calcext:value-type="float">
            <text:p>0,593424062606904</text:p>
          </table:table-cell>
          <table:table-cell/>
          <table:table-cell table:formula="of:=RAND()" office:value-type="float" office:value="0.500287887058337" calcext:value-type="float">
            <text:p>0,500287887058337</text:p>
          </table:table-cell>
          <table:table-cell table:formula="of:=RAND()" office:value-type="float" office:value="0.233218742197086" calcext:value-type="float">
            <text:p>0,233218742197086</text:p>
          </table:table-cell>
          <table:table-cell/>
          <table:table-cell table:formula="of:=RAND()" office:value-type="float" office:value="0.470222774358397" calcext:value-type="float">
            <text:p>0,470222774358397</text:p>
          </table:table-cell>
          <table:table-cell/>
          <table:table-cell table:formula="of:=RAND()" office:value-type="float" office:value="0.703552964723439" calcext:value-type="float">
            <text:p>0,703552964723439</text:p>
          </table:table-cell>
          <table:table-cell table:formula="of:=RAND()" office:value-type="float" office:value="0.0569325589192751" calcext:value-type="float">
            <text:p>0,056932558919275</text:p>
          </table:table-cell>
          <table:table-cell/>
          <table:table-cell table:formula="of:=RAND()" office:value-type="float" office:value="0.0115263980650485" calcext:value-type="float">
            <text:p>0,011526398065049</text:p>
          </table:table-cell>
          <table:table-cell/>
          <table:table-cell table:formula="of:=RAND()" office:value-type="float" office:value="0.0327731543559674" calcext:value-type="float">
            <text:p>0,032773154355968</text:p>
          </table:table-cell>
          <table:table-cell table:formula="of:=RAND()" office:value-type="float" office:value="0.657973527401539" calcext:value-type="float">
            <text:p>0,657973527401539</text:p>
          </table:table-cell>
          <table:table-cell/>
          <table:table-cell table:formula="of:=RAND()" office:value-type="float" office:value="0.0831538336329589" calcext:value-type="float">
            <text:p>0,083153833632959</text:p>
          </table:table-cell>
          <table:table-cell/>
          <table:table-cell table:formula="of:=RAND()" office:value-type="float" office:value="0.386691633164312" calcext:value-type="float">
            <text:p>0,386691633164312</text:p>
          </table:table-cell>
          <table:table-cell table:formula="of:=RAND()" office:value-type="float" office:value="0.0441927589093985" calcext:value-type="float">
            <text:p>0,044192758909399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+-</text:p>
          </table:table-cell>
          <table:table-cell office:value-type="string" calcext:value-type="string">
            <text:p>nb</text:p>
          </table:table-cell>
          <table:table-cell/>
          <table:table-cell office:value-type="string" calcext:value-type="string">
            <text:p>+-</text:p>
          </table:table-cell>
          <table:table-cell/>
          <table:table-cell office:value-type="string" calcext:value-type="string">
            <text:p>+-</text:p>
          </table:table-cell>
          <table:table-cell office:value-type="string" calcext:value-type="string">
            <text:p>nb</text:p>
          </table:table-cell>
          <table:table-cell/>
          <table:table-cell office:value-type="string" calcext:value-type="string">
            <text:p>+-</text:p>
          </table:table-cell>
          <table:table-cell/>
          <table:table-cell office:value-type="string" calcext:value-type="string">
            <text:p>+-</text:p>
          </table:table-cell>
          <table:table-cell office:value-type="string" calcext:value-type="string">
            <text:p>nb</text:p>
          </table:table-cell>
          <table:table-cell/>
          <table:table-cell office:value-type="string" calcext:value-type="string">
            <text:p>+-</text:p>
          </table:table-cell>
          <table:table-cell/>
          <table:table-cell office:value-type="string" calcext:value-type="string">
            <text:p>+-</text:p>
          </table:table-cell>
          <table:table-cell office:value-type="string" calcext:value-type="string">
            <text:p>nb</text:p>
          </table:table-cell>
          <table:table-cell/>
          <table:table-cell office:value-type="string" calcext:value-type="string">
            <text:p>+-</text:p>
          </table:table-cell>
          <table:table-cell/>
          <table:table-cell office:value-type="string" calcext:value-type="string">
            <text:p>+-</text:p>
          </table:table-cell>
          <table:table-cell office:value-type="string" calcext:value-type="string">
            <text:p>nb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</text:p>
          </table:table-cell>
          <table:table-cell table:formula="of:=IF([.B7]&gt;0.5;&quot;+&quot;;&quot;-&quot;)" office:value-type="string" office:string-value="-" calcext:value-type="string">
            <text:p>-</text:p>
          </table:table-cell>
          <table:table-cell table:formula="of:=INT([.C7]*10)+1" office:value-type="float" office:value="8" calcext:value-type="float">
            <text:p>8</text:p>
          </table:table-cell>
          <table:table-cell office:value-type="string" calcext:value-type="string">
            <text:p>)</text:p>
          </table:table-cell>
          <table:table-cell table:formula="of:=IF([.E7]&lt;1/3;&quot;-&quot;;IF([.E7]&lt;2/3;&quot;+&quot;;&quot;\times&quot;))" office:value-type="string" office:string-value="+" calcext:value-type="string">
            <text:p>+</text:p>
          </table:table-cell>
          <table:table-cell office:value-type="string" calcext:value-type="string">
            <text:p>(</text:p>
          </table:table-cell>
          <table:table-cell table:formula="of:=IF([.G7]&gt;0.5;&quot;+&quot;;&quot;-&quot;)" office:value-type="string" office:string-value="+" calcext:value-type="string">
            <text:p>+</text:p>
          </table:table-cell>
          <table:table-cell table:formula="of:=INT([.H7]*10)+1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formula="of:=IF([.J7]&gt;0.5;&quot;+&quot;;&quot;-&quot;)" office:value-type="string" office:string-value="+" calcext:value-type="string">
            <text:p>+</text:p>
          </table:table-cell>
          <table:table-cell office:value-type="string" calcext:value-type="string">
            <text:p>(</text:p>
          </table:table-cell>
          <table:table-cell table:formula="of:=IF([.L7]&gt;0.5;&quot;+&quot;;&quot;-&quot;)" office:value-type="string" office:string-value="+" calcext:value-type="string">
            <text:p>+</text:p>
          </table:table-cell>
          <table:table-cell table:formula="of:=INT([.M7]*10)+1" office:value-type="float" office:value="7" calcext:value-type="float">
            <text:p>7</text:p>
          </table:table-cell>
          <table:table-cell office:value-type="string" calcext:value-type="string">
            <text:p>)</text:p>
          </table:table-cell>
          <table:table-cell table:formula="of:=IF([.O7]&gt;0.5;&quot;+&quot;;&quot;-&quot;)" office:value-type="string" office:string-value="-" calcext:value-type="string">
            <text:p>-</text:p>
          </table:table-cell>
          <table:table-cell office:value-type="string" calcext:value-type="string">
            <text:p>(</text:p>
          </table:table-cell>
          <table:table-cell table:formula="of:=IF([.Q7]&gt;0.5;&quot;+&quot;;&quot;-&quot;)" office:value-type="string" office:string-value="+" calcext:value-type="string">
            <text:p>+</text:p>
          </table:table-cell>
          <table:table-cell table:formula="of:=INT([.R7]*10)+1" office:value-type="float" office:value="7" calcext:value-type="float">
            <text:p>7</text:p>
          </table:table-cell>
          <table:table-cell office:value-type="string" calcext:value-type="string">
            <text:p>)</text:p>
          </table:table-cell>
          <table:table-cell table:formula="of:=IF([.T7]&gt;0.5;&quot;+&quot;;&quot;-&quot;)" office:value-type="string" office:string-value="-" calcext:value-type="string">
            <text:p>-</text:p>
          </table:table-cell>
          <table:table-cell office:value-type="string" calcext:value-type="string">
            <text:p>(</text:p>
          </table:table-cell>
          <table:table-cell table:formula="of:=IF([.V7]&gt;0.5;&quot;+&quot;;&quot;-&quot;)" office:value-type="string" office:string-value="-" calcext:value-type="string">
            <text:p>-</text:p>
          </table:table-cell>
          <table:table-cell table:formula="of:=INT([.W7]*10)+1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number-columns-repeated="1000"/>
        </table:table-row>
        <table:table-row table:style-name="ro1">
          <table:table-cell/>
          <table:table-cell table:formula="of:=RAND()" office:value-type="float" office:value="0.10167434467424" calcext:value-type="float">
            <text:p>0,10167434467424</text:p>
          </table:table-cell>
          <table:table-cell table:formula="of:=RAND()" office:value-type="float" office:value="0.758589233861125" calcext:value-type="float">
            <text:p>0,758589233861125</text:p>
          </table:table-cell>
          <table:table-cell/>
          <table:table-cell table:formula="of:=RAND()" office:value-type="float" office:value="0.529713119581469" calcext:value-type="float">
            <text:p>0,529713119581469</text:p>
          </table:table-cell>
          <table:table-cell/>
          <table:table-cell table:formula="of:=RAND()" office:value-type="float" office:value="0.982137083957845" calcext:value-type="float">
            <text:p>0,982137083957845</text:p>
          </table:table-cell>
          <table:table-cell table:formula="of:=RAND()" office:value-type="float" office:value="0.317499503375321" calcext:value-type="float">
            <text:p>0,317499503375321</text:p>
          </table:table-cell>
          <table:table-cell/>
          <table:table-cell table:formula="of:=RAND()" office:value-type="float" office:value="0.955095677542129" calcext:value-type="float">
            <text:p>0,955095677542129</text:p>
          </table:table-cell>
          <table:table-cell/>
          <table:table-cell table:formula="of:=RAND()" office:value-type="float" office:value="0.96966811777211" calcext:value-type="float">
            <text:p>0,96966811777211</text:p>
          </table:table-cell>
          <table:table-cell table:formula="of:=RAND()" office:value-type="float" office:value="0.612392422240521" calcext:value-type="float">
            <text:p>0,612392422240521</text:p>
          </table:table-cell>
          <table:table-cell/>
          <table:table-cell table:formula="of:=RAND()" office:value-type="float" office:value="0.33761712173438" calcext:value-type="float">
            <text:p>0,33761712173438</text:p>
          </table:table-cell>
          <table:table-cell/>
          <table:table-cell table:formula="of:=RAND()" office:value-type="float" office:value="0.631099489860872" calcext:value-type="float">
            <text:p>0,631099489860872</text:p>
          </table:table-cell>
          <table:table-cell table:formula="of:=RAND()" office:value-type="float" office:value="0.604160433122763" calcext:value-type="float">
            <text:p>0,604160433122763</text:p>
          </table:table-cell>
          <table:table-cell/>
          <table:table-cell table:formula="of:=RAND()" office:value-type="float" office:value="0.206104950242376" calcext:value-type="float">
            <text:p>0,206104950242376</text:p>
          </table:table-cell>
          <table:table-cell/>
          <table:table-cell table:formula="of:=RAND()" office:value-type="float" office:value="0.154986387996975" calcext:value-type="float">
            <text:p>0,154986387996975</text:p>
          </table:table-cell>
          <table:table-cell table:formula="of:=RAND()" office:value-type="float" office:value="0.217894376470805" calcext:value-type="float">
            <text:p>0,217894376470805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+-</text:p>
          </table:table-cell>
          <table:table-cell office:value-type="string" calcext:value-type="string">
            <text:p>nb</text:p>
          </table:table-cell>
          <table:table-cell/>
          <table:table-cell office:value-type="string" calcext:value-type="string">
            <text:p>+-</text:p>
          </table:table-cell>
          <table:table-cell/>
          <table:table-cell office:value-type="string" calcext:value-type="string">
            <text:p>+-</text:p>
          </table:table-cell>
          <table:table-cell office:value-type="string" calcext:value-type="string">
            <text:p>nb</text:p>
          </table:table-cell>
          <table:table-cell/>
          <table:table-cell office:value-type="string" calcext:value-type="string">
            <text:p>+-</text:p>
          </table:table-cell>
          <table:table-cell/>
          <table:table-cell office:value-type="string" calcext:value-type="string">
            <text:p>+-</text:p>
          </table:table-cell>
          <table:table-cell office:value-type="string" calcext:value-type="string">
            <text:p>nb</text:p>
          </table:table-cell>
          <table:table-cell/>
          <table:table-cell office:value-type="string" calcext:value-type="string">
            <text:p>+-</text:p>
          </table:table-cell>
          <table:table-cell/>
          <table:table-cell office:value-type="string" calcext:value-type="string">
            <text:p>+-</text:p>
          </table:table-cell>
          <table:table-cell office:value-type="string" calcext:value-type="string">
            <text:p>nb</text:p>
          </table:table-cell>
          <table:table-cell/>
          <table:table-cell office:value-type="string" calcext:value-type="string">
            <text:p>+-</text:p>
          </table:table-cell>
          <table:table-cell/>
          <table:table-cell office:value-type="string" calcext:value-type="string">
            <text:p>+-</text:p>
          </table:table-cell>
          <table:table-cell office:value-type="string" calcext:value-type="string">
            <text:p>nb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</text:p>
          </table:table-cell>
          <table:table-cell table:formula="of:=IF([.B11]&gt;0.5;&quot;+&quot;;&quot;-&quot;)" office:value-type="string" office:string-value="+" calcext:value-type="string">
            <text:p>+</text:p>
          </table:table-cell>
          <table:table-cell table:formula="of:=INT([.C11]*10)+1" office:value-type="float" office:value="10" calcext:value-type="float">
            <text:p>10</text:p>
          </table:table-cell>
          <table:table-cell office:value-type="string" calcext:value-type="string">
            <text:p>)</text:p>
          </table:table-cell>
          <table:table-cell table:formula="of:=IF([.E11]&lt;1/3;&quot;-&quot;;IF([.E11]&lt;2/3;&quot;+&quot;;&quot;\times&quot;))" office:value-type="string" office:string-value="+" calcext:value-type="string">
            <text:p>+</text:p>
          </table:table-cell>
          <table:table-cell office:value-type="string" calcext:value-type="string">
            <text:p>(</text:p>
          </table:table-cell>
          <table:table-cell table:formula="of:=IF([.G11]&gt;0.5;&quot;+&quot;;&quot;-&quot;)" office:value-type="string" office:string-value="-" calcext:value-type="string">
            <text:p>-</text:p>
          </table:table-cell>
          <table:table-cell table:formula="of:=INT([.H11]*10)+1" office:value-type="float" office:value="9" calcext:value-type="float">
            <text:p>9</text:p>
          </table:table-cell>
          <table:table-cell office:value-type="string" calcext:value-type="string">
            <text:p>)</text:p>
          </table:table-cell>
          <table:table-cell table:formula="of:=IF([.J11]&gt;0.5;&quot;+&quot;;&quot;-&quot;)" office:value-type="string" office:string-value="-" calcext:value-type="string">
            <text:p>-</text:p>
          </table:table-cell>
          <table:table-cell office:value-type="string" calcext:value-type="string">
            <text:p>(</text:p>
          </table:table-cell>
          <table:table-cell table:formula="of:=IF([.L11]&gt;0.5;&quot;+&quot;;&quot;-&quot;)" office:value-type="string" office:string-value="-" calcext:value-type="string">
            <text:p>-</text:p>
          </table:table-cell>
          <table:table-cell table:formula="of:=INT([.M11]*10)+1"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table:formula="of:=IF([.O11]&gt;0.5;&quot;+&quot;;&quot;-&quot;)" office:value-type="string" office:string-value="+" calcext:value-type="string">
            <text:p>+</text:p>
          </table:table-cell>
          <table:table-cell office:value-type="string" calcext:value-type="string">
            <text:p>(</text:p>
          </table:table-cell>
          <table:table-cell table:formula="of:=IF([.Q11]&gt;0.5;&quot;+&quot;;&quot;-&quot;)" office:value-type="string" office:string-value="+" calcext:value-type="string">
            <text:p>+</text:p>
          </table:table-cell>
          <table:table-cell table:formula="of:=INT([.R11]*10)+1" office:value-type="float" office:value="10" calcext:value-type="float">
            <text:p>10</text:p>
          </table:table-cell>
          <table:table-cell office:value-type="string" calcext:value-type="string">
            <text:p>)</text:p>
          </table:table-cell>
          <table:table-cell table:formula="of:=IF([.T11]&gt;0.5;&quot;+&quot;;&quot;-&quot;)" office:value-type="string" office:string-value="-" calcext:value-type="string">
            <text:p>-</text:p>
          </table:table-cell>
          <table:table-cell office:value-type="string" calcext:value-type="string">
            <text:p>(</text:p>
          </table:table-cell>
          <table:table-cell table:formula="of:=IF([.V11]&gt;0.5;&quot;+&quot;;&quot;-&quot;)" office:value-type="string" office:string-value="-" calcext:value-type="string">
            <text:p>-</text:p>
          </table:table-cell>
          <table:table-cell table:formula="of:=INT([.W11]*10)+1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number-columns-repeated="1000"/>
        </table:table-row>
        <table:table-row table:style-name="ro1">
          <table:table-cell/>
          <table:table-cell table:formula="of:=RAND()" office:value-type="float" office:value="0.772157576002616" calcext:value-type="float">
            <text:p>0,772157576002616</text:p>
          </table:table-cell>
          <table:table-cell table:formula="of:=RAND()" office:value-type="float" office:value="0.969688046992086" calcext:value-type="float">
            <text:p>0,969688046992086</text:p>
          </table:table-cell>
          <table:table-cell/>
          <table:table-cell table:formula="of:=RAND()" office:value-type="float" office:value="0.337620716826228" calcext:value-type="float">
            <text:p>0,337620716826228</text:p>
          </table:table-cell>
          <table:table-cell/>
          <table:table-cell table:formula="of:=RAND()" office:value-type="float" office:value="0.350645085251503" calcext:value-type="float">
            <text:p>0,350645085251503</text:p>
          </table:table-cell>
          <table:table-cell table:formula="of:=RAND()" office:value-type="float" office:value="0.877356724964652" calcext:value-type="float">
            <text:p>0,877356724964652</text:p>
          </table:table-cell>
          <table:table-cell/>
          <table:table-cell table:formula="of:=RAND()" office:value-type="float" office:value="0.16964179798959" calcext:value-type="float">
            <text:p>0,16964179798959</text:p>
          </table:table-cell>
          <table:table-cell/>
          <table:table-cell table:formula="of:=RAND()" office:value-type="float" office:value="0.0790963041657706" calcext:value-type="float">
            <text:p>0,079096304165771</text:p>
          </table:table-cell>
          <table:table-cell table:formula="of:=RAND()" office:value-type="float" office:value="0.424132474794073" calcext:value-type="float">
            <text:p>0,424132474794073</text:p>
          </table:table-cell>
          <table:table-cell/>
          <table:table-cell table:formula="of:=RAND()" office:value-type="float" office:value="0.950911798211397" calcext:value-type="float">
            <text:p>0,950911798211397</text:p>
          </table:table-cell>
          <table:table-cell/>
          <table:table-cell table:formula="of:=RAND()" office:value-type="float" office:value="0.773450904034233" calcext:value-type="float">
            <text:p>0,773450904034233</text:p>
          </table:table-cell>
          <table:table-cell table:formula="of:=RAND()" office:value-type="float" office:value="0.961375948595574" calcext:value-type="float">
            <text:p>0,961375948595574</text:p>
          </table:table-cell>
          <table:table-cell/>
          <table:table-cell table:formula="of:=RAND()" office:value-type="float" office:value="0.0663960106008069" calcext:value-type="float">
            <text:p>0,066396010600807</text:p>
          </table:table-cell>
          <table:table-cell/>
          <table:table-cell table:formula="of:=RAND()" office:value-type="float" office:value="0.448806480805689" calcext:value-type="float">
            <text:p>0,448806480805689</text:p>
          </table:table-cell>
          <table:table-cell table:formula="of:=RAND()" office:value-type="float" office:value="0.0778127307903935" calcext:value-type="float">
            <text:p>0,077812730790394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+-</text:p>
          </table:table-cell>
          <table:table-cell office:value-type="string" calcext:value-type="string">
            <text:p>nb</text:p>
          </table:table-cell>
          <table:table-cell/>
          <table:table-cell office:value-type="string" calcext:value-type="string">
            <text:p>+-</text:p>
          </table:table-cell>
          <table:table-cell/>
          <table:table-cell office:value-type="string" calcext:value-type="string">
            <text:p>+-</text:p>
          </table:table-cell>
          <table:table-cell office:value-type="string" calcext:value-type="string">
            <text:p>nb</text:p>
          </table:table-cell>
          <table:table-cell/>
          <table:table-cell office:value-type="string" calcext:value-type="string">
            <text:p>+-</text:p>
          </table:table-cell>
          <table:table-cell/>
          <table:table-cell office:value-type="string" calcext:value-type="string">
            <text:p>+-</text:p>
          </table:table-cell>
          <table:table-cell office:value-type="string" calcext:value-type="string">
            <text:p>nb</text:p>
          </table:table-cell>
          <table:table-cell/>
          <table:table-cell office:value-type="string" calcext:value-type="string">
            <text:p>+-</text:p>
          </table:table-cell>
          <table:table-cell/>
          <table:table-cell office:value-type="string" calcext:value-type="string">
            <text:p>+-</text:p>
          </table:table-cell>
          <table:table-cell office:value-type="string" calcext:value-type="string">
            <text:p>nb</text:p>
          </table:table-cell>
          <table:table-cell/>
          <table:table-cell office:value-type="string" calcext:value-type="string">
            <text:p>+-</text:p>
          </table:table-cell>
          <table:table-cell/>
          <table:table-cell office:value-type="string" calcext:value-type="string">
            <text:p>+-</text:p>
          </table:table-cell>
          <table:table-cell office:value-type="string" calcext:value-type="string">
            <text:p>nb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</text:p>
          </table:table-cell>
          <table:table-cell table:formula="of:=IF([.B15]&gt;0.5;&quot;+&quot;;&quot;-&quot;)" office:value-type="string" office:string-value="+" calcext:value-type="string">
            <text:p>+</text:p>
          </table:table-cell>
          <table:table-cell table:formula="of:=INT([.C15]*10)+1" office:value-type="float" office:value="10" calcext:value-type="float">
            <text:p>10</text:p>
          </table:table-cell>
          <table:table-cell office:value-type="string" calcext:value-type="string">
            <text:p>)</text:p>
          </table:table-cell>
          <table:table-cell table:formula="of:=IF([.E15]&lt;1/3;&quot;-&quot;;IF([.E15]&lt;2/3;&quot;+&quot;;&quot;\times&quot;))" office:value-type="string" office:string-value="-" calcext:value-type="string">
            <text:p>-</text:p>
          </table:table-cell>
          <table:table-cell office:value-type="string" calcext:value-type="string">
            <text:p>(</text:p>
          </table:table-cell>
          <table:table-cell table:formula="of:=IF([.G15]&gt;0.5;&quot;+&quot;;&quot;-&quot;)" office:value-type="string" office:string-value="+" calcext:value-type="string">
            <text:p>+</text:p>
          </table:table-cell>
          <table:table-cell table:formula="of:=INT([.H15]*10)+1" office:value-type="float" office:value="10" calcext:value-type="float">
            <text:p>10</text:p>
          </table:table-cell>
          <table:table-cell office:value-type="string" calcext:value-type="string">
            <text:p>)</text:p>
          </table:table-cell>
          <table:table-cell table:formula="of:=IF([.J15]&gt;0.5;&quot;+&quot;;&quot;-&quot;)" office:value-type="string" office:string-value="+" calcext:value-type="string">
            <text:p>+</text:p>
          </table:table-cell>
          <table:table-cell office:value-type="string" calcext:value-type="string">
            <text:p>(</text:p>
          </table:table-cell>
          <table:table-cell table:formula="of:=IF([.L15]&gt;0.5;&quot;+&quot;;&quot;-&quot;)" office:value-type="string" office:string-value="-" calcext:value-type="string">
            <text:p>-</text:p>
          </table:table-cell>
          <table:table-cell table:formula="of:=INT([.M15]*10)+1" office:value-type="float" office:value="8" calcext:value-type="float">
            <text:p>8</text:p>
          </table:table-cell>
          <table:table-cell office:value-type="string" calcext:value-type="string">
            <text:p>)</text:p>
          </table:table-cell>
          <table:table-cell table:formula="of:=IF([.O15]&gt;0.5;&quot;+&quot;;&quot;-&quot;)" office:value-type="string" office:string-value="-" calcext:value-type="string">
            <text:p>-</text:p>
          </table:table-cell>
          <table:table-cell office:value-type="string" calcext:value-type="string">
            <text:p>(</text:p>
          </table:table-cell>
          <table:table-cell table:formula="of:=IF([.Q15]&gt;0.5;&quot;+&quot;;&quot;-&quot;)" office:value-type="string" office:string-value="-" calcext:value-type="string">
            <text:p>-</text:p>
          </table:table-cell>
          <table:table-cell table:formula="of:=INT([.R15]*10)+1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formula="of:=IF([.T15]&gt;0.5;&quot;+&quot;;&quot;-&quot;)" office:value-type="string" office:string-value="-" calcext:value-type="string">
            <text:p>-</text:p>
          </table:table-cell>
          <table:table-cell office:value-type="string" calcext:value-type="string">
            <text:p>(</text:p>
          </table:table-cell>
          <table:table-cell table:formula="of:=IF([.V15]&gt;0.5;&quot;+&quot;;&quot;-&quot;)" office:value-type="string" office:string-value="-" calcext:value-type="string">
            <text:p>-</text:p>
          </table:table-cell>
          <table:table-cell table:formula="of:=INT([.W15]*10)+1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number-columns-repeated="1000"/>
        </table:table-row>
        <table:table-row table:style-name="ro1">
          <table:table-cell/>
          <table:table-cell table:formula="of:=RAND()" office:value-type="float" office:value="0.794033659419069" calcext:value-type="float">
            <text:p>0,794033659419069</text:p>
          </table:table-cell>
          <table:table-cell table:formula="of:=RAND()" office:value-type="float" office:value="0.973848052758708" calcext:value-type="float">
            <text:p>0,973848052758708</text:p>
          </table:table-cell>
          <table:table-cell/>
          <table:table-cell table:formula="of:=RAND()" office:value-type="float" office:value="0.00561593737354233" calcext:value-type="float">
            <text:p>0,005615937373542</text:p>
          </table:table-cell>
          <table:table-cell/>
          <table:table-cell table:formula="of:=RAND()" office:value-type="float" office:value="0.863063436875346" calcext:value-type="float">
            <text:p>0,863063436875346</text:p>
          </table:table-cell>
          <table:table-cell table:formula="of:=RAND()" office:value-type="float" office:value="0.961278164913743" calcext:value-type="float">
            <text:p>0,961278164913743</text:p>
          </table:table-cell>
          <table:table-cell/>
          <table:table-cell table:formula="of:=RAND()" office:value-type="float" office:value="0.971292707009421" calcext:value-type="float">
            <text:p>0,971292707009421</text:p>
          </table:table-cell>
          <table:table-cell/>
          <table:table-cell table:formula="of:=RAND()" office:value-type="float" office:value="0.132505633386862" calcext:value-type="float">
            <text:p>0,132505633386862</text:p>
          </table:table-cell>
          <table:table-cell table:formula="of:=RAND()" office:value-type="float" office:value="0.794591381598128" calcext:value-type="float">
            <text:p>0,794591381598128</text:p>
          </table:table-cell>
          <table:table-cell/>
          <table:table-cell table:formula="of:=RAND()" office:value-type="float" office:value="0.334460869666417" calcext:value-type="float">
            <text:p>0,334460869666417</text:p>
          </table:table-cell>
          <table:table-cell/>
          <table:table-cell table:formula="of:=RAND()" office:value-type="float" office:value="0.259998444875924" calcext:value-type="float">
            <text:p>0,259998444875924</text:p>
          </table:table-cell>
          <table:table-cell table:formula="of:=RAND()" office:value-type="float" office:value="0.389037315867795" calcext:value-type="float">
            <text:p>0,389037315867795</text:p>
          </table:table-cell>
          <table:table-cell/>
          <table:table-cell table:formula="of:=RAND()" office:value-type="float" office:value="0.313097146814662" calcext:value-type="float">
            <text:p>0,313097146814662</text:p>
          </table:table-cell>
          <table:table-cell/>
          <table:table-cell table:formula="of:=RAND()" office:value-type="float" office:value="0.223066175156494" calcext:value-type="float">
            <text:p>0,223066175156494</text:p>
          </table:table-cell>
          <table:table-cell table:formula="of:=RAND()" office:value-type="float" office:value="0.356430248111663" calcext:value-type="float">
            <text:p>0,356430248111663</text:p>
          </table:table-cell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fr" fo:country="FR" style:font-name-asian="DejaVu Sans1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22:41:45.606801836</meta:creation-date>
    <dc:date>2018-01-20T23:33:36.347379798</dc:date>
    <meta:editing-duration>PT11M20S</meta:editing-duration>
    <meta:editing-cycles>1</meta:editing-cycles>
    <meta:document-statistic meta:table-count="1" meta:cell-count="208" meta:object-count="0"/>
    <meta:generator>LibreOffice/5.4.4.2$Linux_X86_64 LibreOffice_project/40m0$Build-2</meta:generator>
  </office:meta>
</office:document-meta>
</file>